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d7"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fill="solid" draw:fill-color="#ffffd7" fo:min-height="1.575cm"/>
      <style:paragraph-properties style:writing-mode="lr-tb"/>
    </style:style>
    <style:style style:name="gr4" style:family="graphic" style:parent-style-name="standard">
      <style:graphic-properties draw:stroke="none" svg:stroke-color="#000000" draw:fill="solid"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stroke="none" svg:stroke-color="#000000" draw:fill="solid" draw:fill-color="#ffffff" draw:textarea-horizontal-align="left" draw:auto-grow-height="true" draw:auto-grow-width="false" fo:min-height="13.75cm" fo:min-width="0cm"/>
      <style:paragraph-properties style:writing-mode="lr-tb"/>
    </style:style>
    <style:style style:name="gr6" style:family="graphic" style:parent-style-name="standard">
      <style:graphic-properties draw:stroke="none" svg:stroke-color="#000000" draw:fill="solid" draw:fill-color="#ffffff" draw:textarea-horizontal-align="left" draw:auto-grow-height="true" draw:auto-grow-width="false" fo:min-height="11.75cm" fo:min-width="0cm"/>
      <style:paragraph-properties style:writing-mode="lr-tb"/>
    </style:style>
    <style:style style:name="pr1" style:family="presentation" style:parent-style-name="Cover-title">
      <style:graphic-properties fo:min-height="4.027cm"/>
      <style:paragraph-properties style:writing-mode="lr-tb"/>
    </style:style>
    <style:style style:name="pr2" style:family="presentation" style:parent-style-name="Cover-subtitle">
      <style:graphic-properties draw:fill-color="#ffffff" fo:min-height="2.299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solid" draw:fill-color="#ffffff" fo:min-height="4.826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Contens-title">
      <style:graphic-properties fo:min-height="1.729cm"/>
      <style:paragraph-properties style:writing-mode="lr-tb"/>
    </style:style>
    <style:style style:name="pr7" style:family="presentation" style:parent-style-name="Contens-subtitle">
      <style:graphic-properties draw:fill-color="#ffffff" fo:min-height="3.1cm"/>
      <style:paragraph-properties style:writing-mode="lr-tb"/>
    </style:style>
    <style:style style:name="pr8" style:family="presentation" style:parent-style-name="Contens-title">
      <style:graphic-properties fo:min-height="0.865cm"/>
      <style:paragraph-properties style:writing-mode="lr-tb"/>
    </style:style>
    <style:style style:name="pr9" style:family="presentation" style:parent-style-name="Contens-subtitle">
      <style:graphic-properties draw:fill-color="#ffffff" fo:min-height="3.175cm"/>
      <style:paragraph-properties style:writing-mode="lr-tb"/>
    </style:style>
    <style:style style:name="pr10" style:family="presentation" style:parent-style-name="Contens-subtitle">
      <style:graphic-properties draw:fill-color="#ffffff" fo:min-height="2.305cm"/>
      <style:paragraph-properties style:writing-mode="lr-tb"/>
    </style:style>
    <style:style style:name="pr11" style:family="presentation" style:parent-style-name="Contens-notes">
      <style:graphic-properties draw:fill-color="#ffffff" draw:auto-grow-height="true" fo:min-height="12.572cm"/>
      <style:paragraph-properties style:writing-mode="lr-tb"/>
    </style:style>
    <style:style style:name="pr12" style:family="presentation" style:parent-style-name="Title-title">
      <style:graphic-properties fo:min-height="1.923cm"/>
      <style:paragraph-properties style:writing-mode="lr-tb"/>
    </style:style>
    <style:style style:name="pr13" style:family="presentation" style:parent-style-name="Title-title">
      <style:graphic-properties draw:fill="solid" draw:fill-color="#ffffd7" fo:min-height="3.5cm"/>
      <style:paragraph-properties style:writing-mode="lr-tb"/>
    </style:style>
    <style:style style:name="pr14" style:family="presentation" style:parent-style-name="Title-notes">
      <style:graphic-properties draw:fill-color="#ffffff" draw:auto-grow-height="true" fo:min-height="12.572cm"/>
      <style:paragraph-properties style:writing-mode="lr-tb"/>
    </style:style>
    <style:style style:name="pr15" style:family="presentation" style:parent-style-name="Title-title">
      <style:graphic-properties fo:min-height="4.027cm"/>
      <style:paragraph-properties style:writing-mode="lr-tb"/>
    </style:style>
    <style:style style:name="pr16" style:family="presentation" style:parent-style-name="Title-outline1" style:list-style-name="L2">
      <style:graphic-properties draw:fill="solid" draw:fill-color="#ffffd7" fo:min-height="8.884cm" drawooo:fontwork-shadow="normal" drawooo:fontwork-shadow-offset-x="0cm" drawooo:fontwork-shadow-offset-y="0cm"/>
      <style:paragraph-properties style:writing-mode="lr-tb"/>
    </style:style>
    <style:style style:name="pr17" style:family="presentation" style:parent-style-name="Title-notes">
      <style:graphic-properties draw:fill-color="#ffffff" fo:min-height="12.572cm"/>
      <style:paragraph-properties style:writing-mode="lr-tb"/>
    </style:style>
    <style:style style:name="pr18" style:family="presentation" style:parent-style-name="Title-title">
      <style:graphic-properties fo:min-height="3.845cm"/>
      <style:paragraph-properties style:writing-mode="lr-tb"/>
    </style:style>
    <style:style style:name="pr19" style:family="presentation" style:parent-style-name="Title-title">
      <style:graphic-properties draw:fill="solid" draw:fill-color="#ffffd7" fo:min-height="6.756cm"/>
      <style:paragraph-properties style:writing-mode="lr-tb"/>
    </style:style>
    <style:style style:name="pr20" style:family="presentation" style:parent-style-name="Title-title">
      <style:graphic-properties fo:min-height="4.612cm"/>
      <style:paragraph-properties style:writing-mode="lr-tb"/>
    </style:style>
    <style:style style:name="pr21" style:family="presentation" style:parent-style-name="Title-title">
      <style:graphic-properties fo:min-height="5.013cm"/>
      <style:paragraph-properties style:writing-mode="lr-tb"/>
    </style:style>
    <style:style style:name="pr22" style:family="presentation" style:parent-style-name="Title-title">
      <style:graphic-properties fo:min-height="2.629cm"/>
      <style:paragraph-properties style:writing-mode="lr-tb"/>
    </style:style>
    <style:style style:name="pr23" style:family="presentation" style:parent-style-name="Title-outline1">
      <style:graphic-properties draw:fill="solid" draw:fill-color="#ffffd7" fo:min-height="8.884cm"/>
      <style:paragraph-properties style:writing-mode="lr-tb"/>
    </style:style>
    <style:style style:name="pr24" style:family="presentation" style:parent-style-name="End-title">
      <style:graphic-properties draw:fill="solid" draw:fill-color="#ffffd7" fo:min-height="4.929cm"/>
      <style:paragraph-properties style:writing-mode="lr-tb"/>
    </style:style>
    <style:style style:name="pr25"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d7"/>
      <style:paragraph-properties fo:text-align="center" style:writing-mode="lr-tb"/>
      <style:text-properties fo:color="#000000" loext:opacity="100%" style:font-name="Noto Sans1" fo:font-size="20pt" fo:font-weight="bold" style:font-size-asian="18pt" style:font-size-complex="18pt"/>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8pt" fo:font-weight="normal" style:font-size-asian="28pt" style:font-size-complex="28pt"/>
    </style:style>
    <style:style style:name="P5" style:family="paragraph">
      <loext:graphic-properties draw:fill-color="#ffffff"/>
      <style:paragraph-properties fo:text-align="start" style:writing-mode="lr-tb"/>
      <style:text-properties fo:color="#000000" loext:opacity="100%" style:font-name="Noto Sans1" fo:font-size="16pt" style:font-size-asian="16pt" style:font-size-complex="16pt"/>
    </style:style>
    <style:style style:name="P6" style:family="paragraph">
      <loext:graphic-properties draw:fill-color="#ffffff"/>
      <style:paragraph-properties style:writing-mode="lr-tb"/>
    </style:style>
    <style:style style:name="P7" style:family="paragraph">
      <loext:graphic-properties draw:fill="solid" draw:fill-color="#ffffff"/>
      <style:paragraph-properties fo:text-align="center" style:writing-mode="lr-tb"/>
      <style:text-properties fo:color="#000000" loext:opacity="100%" style:font-name="Noto Sans1" fo:font-size="20pt" style:font-size-asian="20pt" style:font-size-complex="20pt"/>
    </style:style>
    <style:style style:name="P8" style:family="paragraph">
      <style:paragraph-properties fo:text-align="start" style:writing-mode="lr-tb"/>
      <style:text-properties style:font-name="Noto Sans1" fo:font-size="18pt" fo:font-weight="normal" style:font-size-asian="18pt" style:font-size-complex="18pt"/>
    </style:style>
    <style:style style:name="P9" style:family="paragraph">
      <loext:graphic-properties draw:fill-color="#ffffff"/>
      <style:paragraph-properties fo:text-align="start" style:writing-mode="lr-tb"/>
      <style:text-properties style:font-name="Noto Sans1" fo:font-size="11pt" style:font-size-asian="11pt" style:font-size-complex="11pt"/>
    </style:style>
    <style:style style:name="P10" style:family="paragraph">
      <loext:graphic-properties draw:fill-color="#ffffff"/>
      <style:paragraph-properties style:writing-mode="lr-tb"/>
      <style:text-properties fo:font-size="20pt"/>
    </style:style>
    <style:style style:name="P11" style:family="paragraph">
      <style:paragraph-properties fo:text-align="start" style:writing-mode="lr-tb"/>
      <style:text-properties style:font-name="Noto Sans1" fo:font-size="40pt" fo:font-weight="normal" style:font-size-asian="40pt" style:font-size-complex="40pt"/>
    </style:style>
    <style:style style:name="P12" style:family="paragraph">
      <loext:graphic-properties draw:fill="solid" draw:fill-color="#ffffd7"/>
      <style:paragraph-properties fo:text-align="start" style:writing-mode="lr-tb"/>
      <style:text-properties style:font-name="Noto Sans1" fo:font-size="20pt" fo:font-weight="normal" style:font-size-asian="20pt" style:font-size-complex="20pt"/>
    </style:style>
    <style:style style:name="P13" style:family="paragraph">
      <style:paragraph-properties style:writing-mode="lr-tb"/>
      <style:text-properties fo:font-size="28pt" fo:font-weight="bold" style:font-size-asian="28pt" style:font-weight-asian="bold" style:font-size-complex="28pt" style:font-weight-complex="bold"/>
    </style:style>
    <style:style style:name="P14" style:family="paragraph">
      <style:paragraph-properties fo:margin-top="0.4cm" fo:margin-bottom="0cm"/>
      <style:text-properties fo:hyphenate="false" loext:hyphenation-no-caps="false"/>
    </style:style>
    <style:style style:name="P15" style:family="paragraph">
      <loext:graphic-properties draw:fill="solid" draw:fill-color="#ffffd7"/>
      <style:paragraph-properties fo:margin-top="0.4cm" fo:margin-bottom="0cm" style:writing-mode="lr-tb"/>
      <style:text-properties fo:font-size="20pt" fo:font-weight="bold" style:font-size-asian="20pt" style:font-weight-asian="bold" style:font-size-complex="20pt" style:font-weight-complex="bold" fo:hyphenate="false" loext:hyphenation-no-caps="false"/>
    </style:style>
    <style:style style:name="P16" style:family="paragraph">
      <style:paragraph-properties fo:margin-top="0.42cm" fo:margin-bottom="0.35cm"/>
    </style:style>
    <style:style style:name="P17" style:family="paragraph">
      <loext:graphic-properties draw:fill="solid" draw:fill-color="#ffffd7"/>
      <style:paragraph-properties fo:margin-top="0.42cm" fo:margin-bottom="0.35cm" style:writing-mode="lr-tb"/>
      <style:text-properties fo:font-size="20pt" style:font-size-asian="10pt" style:font-size-complex="10pt"/>
    </style:style>
    <style:style style:name="P18" style:family="paragraph">
      <style:paragraph-properties style:writing-mode="lr-tb"/>
      <style:text-properties fo:font-size="32pt" fo:font-weight="bold" style:font-size-asian="32pt" style:font-weight-asian="bold" style:font-size-complex="32pt" style:font-weight-complex="bold"/>
    </style:style>
    <style:style style:name="P19" style:family="paragraph">
      <style:text-properties fo:font-weight="bold" style:font-weight-asian="bold" style:font-weight-complex="bold"/>
    </style:style>
    <style:style style:name="P20" style:family="paragraph">
      <loext:graphic-properties draw:fill="solid" draw:fill-color="#ffffff"/>
      <style:text-properties fo:font-weight="bold" style:font-weight-asian="bold" style:font-weight-complex="bold"/>
    </style:style>
    <style:style style:name="P21" style:family="paragraph">
      <style:text-properties fo:font-size="26pt" style:font-size-asian="26pt" style:font-size-complex="26pt"/>
    </style:style>
    <style:style style:name="P22" style:family="paragraph">
      <style:paragraph-properties style:writing-mode="lr-tb"/>
      <style:text-properties fo:font-size="26pt" fo:font-weight="bold" style:font-size-asian="26pt" style:font-weight-asian="bold" style:font-size-complex="26pt" style:font-weight-complex="bold"/>
    </style:style>
    <style:style style:name="P23" style:family="paragraph">
      <style:text-properties fo:font-size="15pt" fo:font-weight="bold" style:font-size-asian="15pt" style:font-weight-asian="bold" style:font-size-complex="15pt" style:font-weight-complex="bold"/>
    </style:style>
    <style:style style:name="P24" style:family="paragraph">
      <loext:graphic-properties draw:fill="solid" draw:fill-color="#ffffff"/>
      <style:text-properties fo:font-size="15pt" fo:font-weight="bold" style:font-size-asian="15pt" style:font-weight-asian="bold" style:font-size-complex="15pt" style:font-weight-complex="bold"/>
    </style:style>
    <style:style style:name="P25" style:family="paragraph">
      <style:text-properties fo:font-size="16pt" fo:font-weight="bold" style:font-size-asian="16pt" style:font-weight-asian="bold" style:font-size-complex="16pt" style:font-weight-complex="bold"/>
    </style:style>
    <style:style style:name="P26" style:family="paragraph">
      <loext:graphic-properties draw:fill="solid" draw:fill-color="#ffffff"/>
      <style:text-properties fo:font-size="16pt" fo:font-weight="bold" style:font-size-asian="16pt" style:font-weight-asian="bold" style:font-size-complex="16pt" style:font-weight-complex="bold"/>
    </style:style>
    <style:style style:name="P27" style:family="paragraph">
      <style:text-properties fo:font-size="24pt" style:font-size-asian="24pt" style:font-size-complex="24pt"/>
    </style:style>
    <style:style style:name="P28" style:family="paragraph">
      <loext:graphic-properties draw:fill="solid" draw:fill-color="#ffffd7"/>
      <style:text-properties fo:font-size="24pt" style:font-size-asian="24pt" style:font-size-complex="24pt"/>
    </style:style>
    <style:style style:name="P29" style:family="paragraph">
      <loext:graphic-properties draw:fill-color="#ffffff"/>
    </style:style>
    <style:style style:name="P30" style:family="paragraph">
      <loext:graphic-properties draw:fill="solid" draw:fill-color="#ffffd7"/>
      <style:paragraph-properties fo:text-align="start" style:writing-mode="lr-tb"/>
      <style:text-properties style:font-name="Open Sans Condensed" fo:font-size="40pt" fo:font-weight="normal" style:font-size-asian="40pt" style:font-size-complex="40pt"/>
    </style:style>
    <style:style style:name="T1" style:family="text">
      <style:text-properties fo:color="#000000" loext:opacity="100%" style:font-name="Noto Sans1" fo:font-size="20pt" fo:font-weight="bold" style:font-size-asian="18pt" style:font-size-complex="18pt"/>
    </style:style>
    <style:style style:name="T2" style:family="text">
      <style:text-properties fo:color="#000000" loext:opacity="100%" style:font-name="Noto Sans1" fo:font-size="28pt" fo:font-weight="normal" style:font-size-asian="28pt" style:font-size-complex="28pt"/>
    </style:style>
    <style:style style:name="T3" style:family="text">
      <style:text-properties fo:color="#000000" loext:opacity="100%" style:font-name="Noto Sans1" fo:font-size="16pt" style:font-size-asian="16pt" style:font-size-complex="16pt"/>
    </style:style>
    <style:style style:name="T4" style:family="text">
      <style:text-properties fo:color="#000000" loext:opacity="100%" style:font-name="Noto Sans1" fo:font-size="20pt" style:font-size-asian="20pt" style:font-size-complex="20pt"/>
    </style:style>
    <style:style style:name="T5" style:family="text">
      <style:text-properties style:font-name="Noto Sans1" fo:font-size="18pt" fo:font-weight="normal" style:font-size-asian="18pt" style:font-size-complex="18pt"/>
    </style:style>
    <style:style style:name="T6" style:family="text">
      <style:text-properties style:font-name="Noto Sans1" fo:font-size="11pt" style:font-size-asian="11pt" style:font-size-complex="11pt"/>
    </style:style>
    <style:style style:name="T7" style:family="text">
      <style:text-properties style:font-name="Noto Sans1" fo:font-size="40pt" fo:font-weight="normal" style:font-size-asian="40pt" style:font-size-complex="40pt"/>
    </style:style>
    <style:style style:name="T8" style:family="text">
      <style:text-properties style:font-name="Noto Sans1" fo:font-size="20pt" fo:font-weight="normal" style:font-size-asian="20pt" style:font-size-complex="20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style:font-size-asian="10pt" style:font-size-complex="10pt"/>
    </style:style>
    <style:style style:name="T12" style:family="text">
      <style:text-properties fo:font-size="32pt" fo:font-weight="bold" style:font-size-asian="32pt" style:font-weight-asian="bold" style:font-size-complex="32pt" style:font-weight-complex="bold"/>
    </style:style>
    <style:style style:name="T13" style:family="text">
      <style:text-properties fo:font-weight="bold" style:font-weight-asian="bold" style:font-weight-complex="bold"/>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24pt" style:font-size-asian="24pt" style:font-size-complex="24pt"/>
    </style:style>
    <style:style style:name="T18" style:family="text">
      <style:text-properties style:font-name="Open Sans Condensed" fo:font-size="40pt" fo:font-weight="normal" style:font-size-asian="40pt" style:font-size-complex="40pt"/>
    </style:style>
    <style:style style:name="T19" style:family="text">
      <style:text-properties style:font-name="Open Sans Condensed" fo:font-size="20pt" fo:font-weight="normal"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15.599cm" svg:height="0.814cm" svg:x="11.5cm" svg:y="10.185cm" svg:viewBox="0 0 15600 815" draw:points="7800,815 13802,815 13988,813 14166,806 14335,796 14504,783 14657,766 14809,745 14944,722 15075,696 15190,666 15291,636 15384,602 15460,566 15520,528 15562,489 15592,449 15600,407 15600,407 15592,365 15562,325 15520,287 15460,248 15384,213 15291,179 15190,149 15075,119 14944,93 14809,70 14657,49 14504,32 14335,19 14166,9 13988,2 13802,0 1802,0 1620,2 1438,9 1265,19 1100,32 943,49 791,70 656,93 525,119 410,149 309,179 216,213 140,248 80,287 38,325 8,365 0,407 0,407 8,449 38,489 80,528 140,566 216,602 309,636 410,666 525,696 656,722 791,745 943,766 1100,783 1265,796 1438,806 1620,813 1802,815">
          <text:p text:style-name="P1"><text:span text:style-name="T1"><text:a xlink:href="https://www.linkedin.com/in/karthik-subramaniam-82456456" xlink:type="simple">Karthik Subramaniam B.com,CA., MBA.,</text:a></text:span></text:p>
        </draw:polygon>
        <draw:frame presentation:style-name="pr1" draw:text-style-name="P4" draw:layer="layout" svg:width="10.792cm" svg:height="4.027cm" svg:x="13.825cm" svg:y="6.092cm" presentation:class="title" presentation:user-transformed="true">
          <draw:text-box>
            <text:p text:style-name="P3"><text:span text:style-name="T2">Insight into </text:span><text:span text:style-name="T2">python </text:span><text:span text:style-name="T2">coding and </text:span><text:span text:style-name="T2">flask </text:span><text:span text:style-name="T2">application</text:span></text:p>
          </draw:text-box>
        </draw:frame>
        <draw:frame presentation:style-name="pr2" draw:text-style-name="P5" draw:layer="layout" svg:width="11.176cm" svg:height="2.299cm" svg:x="1.734cm" svg:y="13.088cm">
          <draw:text-box>
            <text:p text:style-name="P3"><text:span text:style-name="T3">Venue : </text:span></text:p>
            <text:p text:style-name="P3"><text:span text:style-name="T3">SREE SARASWATHI </text:span><text:span text:style-name="T3">THYAGARAJA </text:span><text:span text:style-name="T3">COLLEGE</text:span></text:p>
            <text:p text:style-name="P3"><text:span text:style-name="T3"/></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7" draw:layer="layout" svg:width="12.744cm" svg:height="4.826cm" svg:x="9.256cm" svg:y="4.674cm">
          <draw:text-box>
            <text:p text:style-name="P1"><text:span text:style-name="T4">The </text:span><text:span text:style-name="T4">combination of </text:span><text:span text:style-name="T4">Python and </text:span><text:span text:style-name="T4">Flask offers a </text:span><text:span text:style-name="T4">powerful yet </text:span><text:span text:style-name="T4">straightforward </text:span><text:span text:style-name="T4">toolset, </text:span><text:span text:style-name="T4">enabling </text:span><text:span text:style-name="T4">efficient </text:span><text:span text:style-name="T4">development of </text:span><text:span text:style-name="T4">robust web </text:span><text:span text:style-name="T4">applications </text:span><text:span text:style-name="T4">with ease.</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draw:frame presentation:style-name="pr6" draw:text-style-name="P8" draw:layer="layout" svg:width="16.298cm" svg:height="1.729cm" svg:x="6.702cm" svg:y="1.346cm" presentation:class="title" presentation:user-transformed="true">
          <draw:text-box>
            <text:p text:style-name="P3"><text:span text:style-name="T5">Personal Projects </text:span><text:span text:style-name="T5">and Small-scale </text:span><text:span text:style-name="T5">Applications: </text:span></text:p>
          </draw:text-box>
        </draw:frame>
        <draw:frame presentation:style-name="pr7" draw:text-style-name="P9" draw:layer="layout" svg:width="8.266cm" svg:height="3.1cm" svg:x="6.702cm" svg:y="2.488cm">
          <draw:text-box>
            <text:p text:style-name="P3"><text:span text:style-name="T6">Flask is suitable for personal </text:span><text:span text:style-name="T6">projects, blogs, portfolio </text:span><text:span text:style-name="T6">websites, and small-scale </text:span><text:span text:style-name="T6">applications where a </text:span><text:span text:style-name="T6">lightweight framework is </text:span><text:span text:style-name="T6">sufficient and rapid </text:span><text:span text:style-name="T6">development is desired.</text:span></text:p>
          </draw:text-box>
        </draw:frame>
        <draw:frame presentation:style-name="pr8" draw:text-style-name="P8" draw:layer="layout" svg:width="8.012cm" svg:height="0.865cm" svg:x="6.673cm" svg:y="6.35cm" presentation:class="title" presentation:user-transformed="true">
          <draw:text-box>
            <text:p text:style-name="P3"><text:span text:style-name="T5">Data Visualization:</text:span></text:p>
          </draw:text-box>
        </draw:frame>
        <draw:frame presentation:style-name="pr7" draw:text-style-name="P9" draw:layer="layout" svg:width="8.295cm" svg:height="3.1cm" svg:x="6.673cm" svg:y="7.06cm">
          <draw:text-box>
            <text:p text:style-name="P3"><text:span text:style-name="T6">Flask can be used to create </text:span><text:span text:style-name="T6">web applications that visualize </text:span><text:span text:style-name="T6">data, displaying information </text:span><text:span text:style-name="T6">in charts, graphs, or </text:span><text:span text:style-name="T6">interactive dashboards. It </text:span><text:span text:style-name="T6">integrates well with libraries </text:span><text:span text:style-name="T6">like Plotly, Matplotlib, or </text:span><text:span text:style-name="T6">Bokeh.</text:span></text:p>
          </draw:text-box>
        </draw:frame>
        <draw:frame presentation:style-name="pr8" draw:text-style-name="P8" draw:layer="layout" svg:width="8.012cm" svg:height="0.865cm" svg:x="18.524cm" svg:y="6.25cm" presentation:class="title" presentation:user-transformed="true">
          <draw:text-box>
            <text:p text:style-name="P3"><text:span text:style-name="T5">API Development:</text:span></text:p>
          </draw:text-box>
        </draw:frame>
        <draw:frame presentation:style-name="pr9" draw:text-style-name="P9" draw:layer="layout" svg:width="8.128cm" svg:height="3.175cm" svg:x="18.524cm" svg:y="7.123cm">
          <draw:text-box>
            <text:p text:style-name="P3"><text:span text:style-name="T6">Flask is suitable for building </text:span><text:span text:style-name="T6">RESTful APIs (Application </text:span><text:span text:style-name="T6">Programming Interfaces). It </text:span><text:span text:style-name="T6">allows developers to create </text:span><text:span text:style-name="T6">APIs for communication </text:span><text:span text:style-name="T6">between different services, </text:span><text:span text:style-name="T6">web applications, or mobile </text:span><text:span text:style-name="T6">apps.</text:span></text:p>
          </draw:text-box>
        </draw:frame>
        <draw:frame presentation:style-name="pr8" draw:text-style-name="P8" draw:layer="layout" svg:width="8.012cm" svg:height="0.865cm" svg:x="18.524cm" svg:y="10.722cm" presentation:class="title" presentation:user-transformed="true">
          <draw:text-box>
            <text:p text:style-name="P3"><text:span text:style-name="T5">Custom Web </text:span><text:span text:style-name="T5">Services</text:span></text:p>
          </draw:text-box>
        </draw:frame>
        <draw:frame presentation:style-name="pr10" draw:text-style-name="P9" draw:layer="layout" svg:width="8.128cm" svg:height="2.305cm" svg:x="18.524cm" svg:y="11.695cm">
          <draw:text-box>
            <text:p text:style-name="P3"><text:span text:style-name="T6">Developers use Flask to create </text:span><text:span text:style-name="T6">custom web services or </text:span><text:span text:style-name="T6">utilities, such as URL </text:span><text:span text:style-name="T6">shorteners, file </text:span><text:span text:style-name="T6">upload/download services, </text:span><text:span text:style-name="T6">chatbots, and more.</text:span></text:p>
          </draw:text-box>
        </draw:frame>
        <presentation:notes draw:style-name="dp2">
          <draw:page-thumbnail draw:style-name="gr2" draw:layer="layout" svg:width="18.624cm" svg:height="10.476cm" svg:x="1.482cm" svg:y="2.123cm" draw:page-number="3" presentation:class="page"/>
          <draw:frame presentation:style-name="pr11" draw:text-style-name="P10"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draw:frame presentation:style-name="pr12" draw:text-style-name="P11" draw:layer="layout" svg:width="12.192cm" svg:height="1.923cm" svg:x="3.808cm" svg:y="3.5cm" presentation:class="title" presentation:user-transformed="true">
          <draw:text-box>
            <text:p text:style-name="P3"><text:span text:style-name="T7">Installat</text:span><text:span text:style-name="T7">ion</text:span></text:p>
          </draw:text-box>
        </draw:frame>
        <draw:frame presentation:style-name="pr13" draw:text-style-name="P12" draw:layer="layout" svg:width="20.192cm" svg:height="3.5cm" svg:x="4.808cm" svg:y="5.423cm" presentation:class="title" presentation:user-transformed="true">
          <draw:text-box>
            <text:p text:style-name="P3"><text:span text:style-name="T8">In windows use </text:span><text:span text:style-name="T8">microsoft store,</text:span><text:span text:style-name="T8"><text:line-break/></text:span><text:span text:style-name="T8">In Linux use </text:span><text:span text:style-name="T8">“sudo apt install </text:span><text:span text:style-name="T8">python3” in </text:span><text:span text:style-name="T8">terminal</text:span></text:p>
          </draw:text-box>
        </draw:frame>
        <presentation:notes draw:style-name="dp2">
          <draw:page-thumbnail draw:style-name="gr2" draw:layer="layout" svg:width="18.624cm" svg:height="10.476cm" svg:x="1.482cm" svg:y="2.123cm" draw:page-number="4" presentation:class="page"/>
          <draw:frame presentation:style-name="pr14" draw:text-style-name="P6"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draw:frame presentation:style-name="pr15" draw:text-style-name="P13" draw:layer="layout" svg:width="6.1cm" svg:height="4.027cm" svg:x="1.9cm" svg:y="3.551cm" presentation:class="title" presentation:user-transformed="true">
          <draw:text-box>
            <text:p><text:span text:style-name="T9">Simple </text:span><text:span text:style-name="T9">Flask app </text:span><text:span text:style-name="T9">structure</text:span></text:p>
          </draw:text-box>
        </draw:frame>
        <draw:frame presentation:style-name="pr16" draw:text-style-name="P15" draw:layer="layout" svg:width="13.5cm" svg:height="13cm" svg:x="9cm" svg:y="1.5cm" presentation:class="outline" presentation:user-transformed="true">
          <draw:text-box>
            <text:list text:style-name="L2">
              <text:list-header>
                <text:p text:style-name="P14"><text:span text:style-name="T10">flask/</text:span></text:p>
              </text:list-header>
              <text:list-item>
                <text:p text:style-name="P14"><text:span text:style-name="T10">│</text:span></text:p>
              </text:list-item>
              <text:list-item>
                <text:p text:style-name="P14"><text:span text:style-name="T10">├── </text:span><text:span text:style-name="T10">static/</text:span></text:p>
              </text:list-item>
              <text:list-item>
                <text:p text:style-name="P14"><text:span text:style-name="T10">│ <text:s text:c="2"/>├── </text:span><text:span text:style-name="T10">css/</text:span></text:p>
              </text:list-item>
              <text:list-item>
                <text:p text:style-name="P14"><text:span text:style-name="T10">│ <text:s text:c="2"/>│ <text:s text:c="2"/>└── </text:span><text:span text:style-name="T10">style.css</text:span></text:p>
              </text:list-item>
              <text:list-item>
                <text:p text:style-name="P14"><text:span text:style-name="T10">│ <text:s text:c="2"/>├── </text:span><text:span text:style-name="T10">js/</text:span></text:p>
              </text:list-item>
              <text:list-item>
                <text:p text:style-name="P14"><text:span text:style-name="T10">│ <text:s text:c="2"/>│ <text:s text:c="2"/>└── </text:span><text:span text:style-name="T10">script.js</text:span></text:p>
              </text:list-item>
              <text:list-item>
                <text:p text:style-name="P14"><text:span text:style-name="T10">│ <text:s text:c="2"/>└── </text:span><text:span text:style-name="T10">imgages/</text:span></text:p>
              </text:list-item>
              <text:list-item>
                <text:p text:style-name="P14"><text:span text:style-name="T10">│ <text:s text:c="6"/>└── </text:span><text:span text:style-name="T10">logo.png</text:span></text:p>
              </text:list-item>
              <text:list-item>
                <text:p text:style-name="P14"><text:span text:style-name="T10">│</text:span></text:p>
              </text:list-item>
              <text:list-item>
                <text:p text:style-name="P14"><text:span text:style-name="T10">├── </text:span><text:span text:style-name="T10">templates/</text:span></text:p>
              </text:list-item>
              <text:list-item>
                <text:p text:style-name="P14"><text:span text:style-name="T10">│ <text:s text:c="2"/>├── </text:span><text:span text:style-name="T10">index.html</text:span></text:p>
              </text:list-item>
              <text:list-item>
                <text:p text:style-name="P14"><text:span text:style-name="T10">│ <text:s text:c="2"/>├── </text:span><text:span text:style-name="T10">page1.html</text:span></text:p>
              </text:list-item>
              <text:list-item>
                <text:p text:style-name="P14"><text:span text:style-name="T10">│ <text:s text:c="2"/>└── </text:span><text:span text:style-name="T10">page2.html</text:span></text:p>
              </text:list-item>
              <text:list-item>
                <text:p text:style-name="P14"><text:span text:style-name="T10">│</text:span></text:p>
              </text:list-item>
              <text:list-item>
                <text:p text:style-name="P14"><text:span text:style-name="T10">├── </text:span><text:span text:style-name="T10">venv/ (virtual environment - optional)</text:span></text:p>
              </text:list-item>
              <text:list-item>
                <text:p text:style-name="P14"><text:span text:style-name="T10">│</text:span></text:p>
              </text:list-item>
              <text:list-item>
                <text:p text:style-name="P14"><text:span text:style-name="T10">├── </text:span><text:span text:style-name="T10">requirements.txt</text:span></text:p>
              </text:list-item>
              <text:list-item>
                <text:p text:style-name="P14"><text:span text:style-name="T10">└── </text:span><text:span text:style-name="T10">app.py</text:span></text:p>
              </text:list-item>
              <text:list-item>
                <text:p text:style-name="P14"><text:span text:style-name="T10"/></text:p>
              </text:list-item>
            </text:list>
          </draw:text-box>
        </draw:frame>
        <presentation:notes draw:style-name="dp2">
          <draw:page-thumbnail draw:style-name="gr2" draw:layer="layout" svg:width="18.624cm" svg:height="10.476cm" svg:x="1.482cm" svg:y="2.123cm" draw:page-number="5" presentation:class="page"/>
          <draw:frame presentation:style-name="pr17" draw:text-style-name="P6" draw:layer="layout" svg:width="17.271cm" svg:height="12.572cm" svg:x="2.159cm" svg:y="13.271cm" presentation:class="notes" presentation:placeholder="true">
            <draw:text-box/>
          </draw:frame>
        </presentation:notes>
      </draw:page>
      <draw:page draw:name="page6" draw:style-name="dp1" draw:master-page-name="Title" presentation:presentation-page-layout-name="AL1T1">
        <draw:frame presentation:style-name="pr18" draw:text-style-name="P11" draw:layer="layout" svg:width="21.692cm" svg:height="3.845cm" svg:x="3.308cm" svg:y="1.155cm" presentation:class="title" presentation:user-transformed="true">
          <draw:text-box>
            <text:p text:style-name="P3"><text:span text:style-name="T7">Installat</text:span><text:span text:style-name="T7">ion and </text:span><text:span text:style-name="T7">run</text:span></text:p>
          </draw:text-box>
        </draw:frame>
        <draw:frame presentation:style-name="pr19" draw:text-style-name="P12" draw:layer="layout" svg:width="19cm" svg:height="6.756cm" svg:x="7cm" svg:y="4cm" presentation:class="title" presentation:user-transformed="true">
          <draw:text-box>
            <text:p text:style-name="P3"><text:span text:style-name="T8">Navigate to </text:span><text:span text:style-name="T8">flask folder</text:span><text:span text:style-name="T8"><text:line-break/></text:span><text:span text:style-name="T8">In windows use </text:span><text:span text:style-name="T8">cmd -&gt; cd C:\</text:span><text:span text:style-name="T8">Users\karthik\</text:span><text:span text:style-name="T8">desktop\flask</text:span><text:span text:style-name="T8"><text:line-break/></text:span><text:span text:style-name="T8">In Linux use </text:span><text:span text:style-name="T8">terminal -&gt; cd </text:span><text:span text:style-name="T8">/home/karthik/d</text:span><text:span text:style-name="T8">esktop/flask</text:span><text:span text:style-name="T8"><text:line-break/></text:span><text:span text:style-name="T8"><text:line-break/></text:span><text:span text:style-name="T8">pip install -r </text:span><text:span text:style-name="T8">requirements.tx</text:span><text:span text:style-name="T8">t</text:span><text:span text:style-name="T8"><text:line-break/></text:span><text:span text:style-name="T8"><text:line-break/></text:span><text:span text:style-name="T8">python3 app.py</text:span></text:p>
          </draw:text-box>
        </draw:frame>
        <draw:frame draw:style-name="gr3" draw:text-style-name="P17" draw:layer="layout" svg:width="13.5cm" svg:height="1.825cm" svg:x="7cm" svg:y="11.35cm">
          <draw:text-box>
            <text:p text:style-name="P16"><text:span text:style-name="T11">Output in </text:span><text:span text:style-name="T11">browser </text:span><text:span text:style-name="T11">http://127.0.0.1:5</text:span><text:span text:style-name="T11">000/</text:span></text:p>
          </draw:text-box>
        </draw:frame>
        <presentation:notes draw:style-name="dp2">
          <draw:page-thumbnail draw:style-name="gr2" draw:layer="layout" svg:width="18.624cm" svg:height="10.476cm" svg:x="1.482cm" svg:y="2.123cm" draw:page-number="6" presentation:class="page"/>
          <draw:frame presentation:style-name="pr14" draw:text-style-name="P10"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draw:frame presentation:style-name="pr20" draw:text-style-name="P18" draw:layer="layout" svg:width="5.6cm" svg:height="4.612cm" svg:x="1.9cm" svg:y="3.5cm" presentation:class="title" presentation:user-transformed="true">
          <draw:text-box>
            <text:p><text:span text:style-name="T12">Flask </text:span><text:span text:style-name="T12">coding </text:span><text:span text:style-name="T12">structure</text:span></text:p>
          </draw:text-box>
        </draw:frame>
        <draw:frame draw:style-name="gr4" draw:text-style-name="P20" draw:layer="layout" svg:width="12.774cm" svg:height="10.205cm" svg:x="9.148cm" svg:y="3.295cm">
          <draw:text-box>
            <text:p text:style-name="P19"><text:span text:style-name="T13">from flask import </text:span><text:span text:style-name="T13">Flask, </text:span><text:span text:style-name="T13">render_template</text:span></text:p>
            <text:p text:style-name="P19"><text:span text:style-name="T13"/></text:p>
            <text:p text:style-name="P19"><text:span text:style-name="T13">app = </text:span><text:span text:style-name="T13">Flask(__name__)</text:span></text:p>
            <text:p text:style-name="P19"><text:span text:style-name="T13"/></text:p>
            <text:p text:style-name="P19"><text:span text:style-name="T13"># Routes</text:span></text:p>
            <text:p text:style-name="P19"><text:span text:style-name="T13">@app.route('/')</text:span></text:p>
            <text:p text:style-name="P19"><text:span text:style-name="T13">def index():</text:span></text:p>
            <text:p text:style-name="P19"><text:span text:style-name="T13"><text:s text:c="4"/></text:span><text:span text:style-name="T13">return </text:span><text:span text:style-name="T13">render_template('i</text:span><text:span text:style-name="T13">ndex.html')</text:span></text:p>
            <text:p text:style-name="P19"><text:span text:style-name="T13"/></text:p>
            <text:p text:style-name="P19"><text:span text:style-name="T13"># Other routes </text:span><text:span text:style-name="T13">and logic...</text:span></text:p>
            <text:p text:style-name="P19"><text:span text:style-name="T13"/></text:p>
            <text:p text:style-name="P19"><text:span text:style-name="T13">if __name__ == </text:span><text:span text:style-name="T13">'__main__':</text:span></text:p>
            <text:p text:style-name="P19"><text:span text:style-name="T13"><text:s text:c="4"/></text:span><text:span text:style-name="T13">app.run(debug=Tr</text:span><text:span text:style-name="T13">ue)</text:span></text:p>
            <text:p text:style-name="P19"><text:span text:style-name="T13"/></text:p>
          </draw:text-box>
        </draw:frame>
        <presentation:notes draw:style-name="dp2">
          <draw:page-thumbnail draw:style-name="gr2" draw:layer="layout" svg:width="18.624cm" svg:height="10.476cm" svg:x="1.482cm" svg:y="2.123cm" draw:page-number="7" presentation:class="page"/>
          <draw:frame presentation:style-name="pr17" draw:text-style-name="P6" draw:layer="layout" svg:width="17.271cm" svg:height="12.572cm" svg:x="2.159cm" svg:y="13.271cm" presentation:class="notes" presentation:placeholder="true">
            <draw:text-box/>
          </draw:frame>
        </presentation:notes>
      </draw:page>
      <draw:page draw:name="page8" draw:style-name="dp1" draw:master-page-name="Title" presentation:presentation-page-layout-name="AL1T1">
        <draw:frame presentation:style-name="pr21" draw:text-style-name="P22" draw:layer="layout" svg:width="4.6cm" svg:height="5.013cm" svg:x="1.9cm" svg:y="3.3cm" presentation:class="title" presentation:user-transformed="true">
          <draw:text-box>
            <text:p text:style-name="P21"><text:span text:style-name="T14">html coding </text:span><text:span text:style-name="T14">structure</text:span></text:p>
          </draw:text-box>
        </draw:frame>
        <draw:frame draw:style-name="gr5" draw:text-style-name="P24" draw:layer="layout" svg:width="20cm" svg:height="14cm" svg:x="6.5cm" svg:y="0.9cm">
          <draw:text-box>
            <text:p text:style-name="P23"><text:span text:style-name="T15">&lt;html&gt;</text:span></text:p>
            <text:p text:style-name="P23"><text:span text:style-name="T15">&lt;head&gt;</text:span></text:p>
            <text:p text:style-name="P23"><text:span text:style-name="T15"><text:s text:c="4"/></text:span><text:span text:style-name="T15">&lt;title&gt;Your Title </text:span><text:span text:style-name="T15">Here&lt;/title&gt;</text:span></text:p>
            <text:p text:style-name="P23"><text:span text:style-name="T15"><text:s text:c="4"/></text:span><text:span text:style-name="T15">&lt;link </text:span><text:span text:style-name="T15">rel="stylesheet" </text:span><text:span text:style-name="T15">type="text/css" </text:span><text:span text:style-name="T15">href="{{ url_for('static</text:span><text:span text:style-name="T15">', </text:span><text:span text:style-name="T15">filename='styles/inde</text:span><text:span text:style-name="T15">x.css') }}"&gt;</text:span></text:p>
            <text:p text:style-name="P23"><text:span text:style-name="T15">&lt;/head&gt;</text:span></text:p>
            <text:p text:style-name="P23"><text:span text:style-name="T15">&lt;body&gt;</text:span></text:p>
            <text:p text:style-name="P23"><text:span text:style-name="T15"><text:s text:c="4"/></text:span><text:span text:style-name="T15">&lt;h1&gt;Welcome to </text:span><text:span text:style-name="T15">My Website&lt;/h1&gt;</text:span></text:p>
            <text:p text:style-name="P23"><text:span text:style-name="T15"/></text:p>
            <text:p text:style-name="P23"><text:span text:style-name="T15"><text:s text:c="4"/></text:span><text:span text:style-name="T15">&lt;nav&gt;</text:span></text:p>
            <text:p text:style-name="P23"><text:span text:style-name="T15"><text:s text:c="8"/></text:span><text:span text:style-name="T15">&lt;ul&gt;</text:span></text:p>
            <text:p text:style-name="P23"><text:span text:style-name="T15"><text:s text:c="12"/></text:span><text:span text:style-name="T15">&lt;li&gt;&lt;a </text:span><text:span text:style-name="T15">href="#home"&gt;Home&lt;</text:span><text:span text:style-name="T15">/a&gt;&lt;/li&gt;</text:span></text:p>
            <text:p text:style-name="P23"><text:span text:style-name="T15"><text:s text:c="8"/></text:span><text:span text:style-name="T15">&lt;/ul&gt;</text:span></text:p>
            <text:p text:style-name="P23"><text:span text:style-name="T15"><text:s text:c="4"/></text:span><text:span text:style-name="T15">&lt;/nav&gt;</text:span></text:p>
            <text:p text:style-name="P23"><text:span text:style-name="T15">&lt;br&gt;</text:span></text:p>
            <text:p text:style-name="P23"><text:span text:style-name="T15"><text:s text:c="4"/></text:span><text:span text:style-name="T15">&lt;p&gt;Another </text:span><text:span text:style-name="T15">paragraph with a &lt;a </text:span><text:span text:style-name="T15">href="#"&gt;link&lt;/a&gt;.&lt;/p</text:span><text:span text:style-name="T15">&gt;</text:span></text:p>
            <text:p text:style-name="P23"><text:span text:style-name="T15"><text:s text:c="4"/></text:span><text:span text:style-name="T15">&lt;ul&gt;</text:span></text:p>
            <text:p text:style-name="P23"><text:span text:style-name="T15"><text:s text:c="8"/></text:span><text:span text:style-name="T15">{% for task in </text:span><text:span text:style-name="T15">tasks %}</text:span></text:p>
            <text:p text:style-name="P23"><text:span text:style-name="T15"><text:s text:c="12"/></text:span><text:span text:style-name="T15">&lt;li&gt;{{ task }}&lt;/li&gt;</text:span></text:p>
            <text:p text:style-name="P23"><text:span text:style-name="T15"><text:s text:c="8"/></text:span><text:span text:style-name="T15">{% endfor %}</text:span></text:p>
            <text:p text:style-name="P23"><text:span text:style-name="T15"><text:s text:c="4"/></text:span><text:span text:style-name="T15">&lt;/ul&gt;</text:span></text:p>
            <text:p text:style-name="P23"><text:span text:style-name="T15">&lt;/body&gt;</text:span></text:p>
            <text:p text:style-name="P23"><text:span text:style-name="T15">&lt;/html&gt;</text:span></text:p>
          </draw:text-box>
        </draw:frame>
        <presentation:notes draw:style-name="dp2">
          <draw:page-thumbnail draw:style-name="gr2" draw:layer="layout" svg:width="18.624cm" svg:height="10.476cm" svg:x="1.482cm" svg:y="2.123cm" draw:page-number="8" presentation:class="page"/>
          <draw:frame presentation:style-name="pr17" draw:text-style-name="P6" draw:layer="layout" svg:width="17.271cm" svg:height="12.572cm" svg:x="2.159cm" svg:y="13.271cm" presentation:class="notes" presentation:placeholder="true">
            <draw:text-box/>
          </draw:frame>
        </presentation:notes>
      </draw:page>
      <draw:page draw:name="page9" draw:style-name="dp1" draw:master-page-name="Title" presentation:presentation-page-layout-name="AL1T1">
        <draw:frame presentation:style-name="pr20" draw:text-style-name="P18" draw:layer="layout" svg:width="5.6cm" svg:height="4.612cm" svg:x="1.9cm" svg:y="3.5cm" presentation:class="title" presentation:user-transformed="true">
          <draw:text-box>
            <text:p><text:span text:style-name="T12">CSS </text:span><text:span text:style-name="T12">coding </text:span><text:span text:style-name="T12">structure</text:span></text:p>
          </draw:text-box>
        </draw:frame>
        <draw:frame draw:style-name="gr6" draw:text-style-name="P26" draw:layer="layout" svg:width="9.002cm" svg:height="12cm" svg:x="10cm" svg:y="2.5cm">
          <draw:text-box>
            <text:p text:style-name="P25"><text:span text:style-name="T16">body {</text:span></text:p>
            <text:p text:style-name="P25"><text:span text:style-name="T16"><text:s text:c="4"/></text:span><text:span text:style-name="T16">font-family: Arial, </text:span><text:span text:style-name="T16">sans-serif;</text:span></text:p>
            <text:p text:style-name="P25"><text:span text:style-name="T16"><text:s text:c="4"/></text:span><text:span text:style-name="T16">margin: 0;</text:span></text:p>
            <text:p text:style-name="P25"><text:span text:style-name="T16"><text:s text:c="4"/></text:span><text:span text:style-name="T16">padding: 0;</text:span></text:p>
            <text:p text:style-name="P25"><text:span text:style-name="T16"><text:s text:c="4"/></text:span><text:span text:style-name="T16">background-</text:span><text:span text:style-name="T16">color: #f2f2f2;</text:span></text:p>
            <text:p text:style-name="P25"><text:span text:style-name="T16">}</text:span></text:p>
            <text:p text:style-name="P25"><text:span text:style-name="T16">h1 {</text:span></text:p>
            <text:p text:style-name="P25"><text:span text:style-name="T16"><text:s text:c="4"/></text:span><text:span text:style-name="T16">text-align: center;</text:span></text:p>
            <text:p text:style-name="P25"><text:span text:style-name="T16"><text:s text:c="4"/></text:span><text:span text:style-name="T16">color: #333;</text:span></text:p>
            <text:p text:style-name="P25"><text:span text:style-name="T16">}</text:span></text:p>
            <text:p text:style-name="P25"><text:span text:style-name="T16">nav ul {</text:span></text:p>
            <text:p text:style-name="P25"><text:span text:style-name="T16"><text:s text:c="4"/></text:span><text:span text:style-name="T16">list-style-type: </text:span><text:span text:style-name="T16">none;</text:span></text:p>
            <text:p text:style-name="P25"><text:span text:style-name="T16"><text:s text:c="4"/></text:span><text:span text:style-name="T16">text-align: center;</text:span></text:p>
            <text:p text:style-name="P25"><text:span text:style-name="T16">}</text:span></text:p>
            <text:p text:style-name="P25"><text:span text:style-name="T16">p {</text:span></text:p>
            <text:p text:style-name="P25"><text:span text:style-name="T16"><text:s text:c="4"/></text:span><text:span text:style-name="T16">line-height: 1.6;</text:span></text:p>
            <text:p text:style-name="P25"><text:span text:style-name="T16"><text:s text:c="4"/></text:span><text:span text:style-name="T16">color: #444;</text:span></text:p>
            <text:p text:style-name="P25"><text:span text:style-name="T16">}</text:span></text:p>
          </draw:text-box>
        </draw:frame>
        <presentation:notes draw:style-name="dp2">
          <draw:page-thumbnail draw:style-name="gr2" draw:layer="layout" svg:width="18.624cm" svg:height="10.476cm" svg:x="1.482cm" svg:y="2.123cm" draw:page-number="9" presentation:class="page"/>
          <draw:frame presentation:style-name="pr17" draw:text-style-name="P6" draw:layer="layout" svg:width="17.271cm" svg:height="12.572cm" svg:x="2.159cm" svg:y="13.271cm" presentation:class="notes" presentation:placeholder="true">
            <draw:text-box/>
          </draw:frame>
        </presentation:notes>
      </draw:page>
      <draw:page draw:name="page10" draw:style-name="dp1" draw:master-page-name="Title" presentation:presentation-page-layout-name="AL1T1">
        <draw:frame presentation:style-name="pr22" draw:layer="layout" svg:width="25.199cm" svg:height="2.629cm" svg:x="1.4cm" svg:y="0.628cm" presentation:class="title">
          <draw:text-box>
            <text:p>Dynamic hosting server</text:p>
          </draw:text-box>
        </draw:frame>
        <draw:frame presentation:style-name="pr23" draw:text-style-name="P28" draw:layer="layout" svg:width="25.199cm" svg:height="5.315cm" svg:x="1.4cm" svg:y="3.685cm" presentation:class="outline" presentation:user-transformed="true">
          <draw:text-box>
            <text:list text:style-name="L3">
              <text:list-item>
                <text:p text:style-name="P27"><text:span text:style-name="T17">1. python anywhere</text:span></text:p>
                <text:list>
                  <text:list-item>
                    <text:p text:style-name="P27"><text:span text:style-name="T17">Free education account</text:span></text:p>
                  </text:list-item>
                  <text:list-item>
                    <text:p text:style-name="P27"><text:span text:style-name="T17">No delays</text:span></text:p>
                  </text:list-item>
                  <text:list-item>
                    <text:p text:style-name="P27"><text:span text:style-name="T17">Out bound internet restriction </text:span></text:p>
                  </text:list-item>
                </text:list>
              </text:list-item>
            </text:list>
          </draw:text-box>
        </draw:frame>
        <draw:frame presentation:style-name="pr23" draw:text-style-name="P28" draw:layer="layout" svg:width="26cm" svg:height="4cm" svg:x="1cm" svg:y="9cm" presentation:class="outline" presentation:user-transformed="true">
          <draw:text-box>
            <text:list text:style-name="L3">
              <text:list-item>
                <text:p text:style-name="P27"><text:span text:style-name="T17">2. render</text:span></text:p>
                <text:list>
                  <text:list-item>
                    <text:p text:style-name="P27"><text:span text:style-name="T17">Allows outbound internet</text:span></text:p>
                  </text:list-item>
                  <text:list-item>
                    <text:p text:style-name="P27"><text:span text:style-name="T17">Delays </text:span></text:p>
                  </text:list-item>
                </text:list>
              </text:list-item>
            </text:list>
          </draw:text-box>
        </draw:frame>
        <presentation:notes draw:style-name="dp2">
          <draw:page-thumbnail draw:style-name="gr2" draw:layer="layout" svg:width="18.624cm" svg:height="10.476cm" svg:x="1.482cm" svg:y="2.123cm" draw:page-number="10" presentation:class="page"/>
          <draw:frame presentation:style-name="pr17" draw:text-style-name="P29" draw:layer="layout" svg:width="17.271cm" svg:height="12.572cm" svg:x="2.159cm" svg:y="13.271cm" presentation:class="notes" presentation:placeholder="true">
            <draw:text-box/>
          </draw:frame>
        </presentation:notes>
      </draw:page>
      <draw:page draw:name="page11" draw:style-name="dp1" draw:master-page-name="End" presentation:presentation-page-layout-name="AL1T1">
        <draw:frame presentation:style-name="pr24" draw:text-style-name="P30" draw:layer="layout" svg:width="12.192cm" svg:height="4.929cm" svg:x="13cm" svg:y="8.321cm" presentation:class="title" presentation:user-transformed="true">
          <draw:text-box>
            <text:p text:style-name="P3"><text:span text:style-name="T18">THANK </text:span><text:span text:style-name="T18">YOU</text:span><text:span text:style-name="T18"><text:line-break/></text:span><text:span text:style-name="T18"><text:line-break/></text:span><text:span text:style-name="T19"><text:a xlink:href="https://www.pythonanywhere.com/?affiliate_id=00fbe631" xlink:type="simple">Click here</text:a></text:span><text:span text:style-name="T19"> to </text:span><text:span text:style-name="T19">join with me </text:span><text:span text:style-name="T19">for website </text:span><text:span text:style-name="T19">building.</text:span></text:p>
          </draw:text-box>
        </draw:frame>
        <presentation:notes draw:style-name="dp2">
          <draw:page-thumbnail draw:style-name="gr2" draw:layer="layout" svg:width="18.624cm" svg:height="10.476cm" svg:x="1.482cm" svg:y="2.123cm" draw:page-number="11" presentation:class="page"/>
          <draw:frame presentation:style-name="pr2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6.3999996185303pt" style:font-style-asian="normal" style:font-weight-asian="normal" style:font-name-complex="Linux Libertine G" style:font-family-complex="'Linux Libertine G'"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299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199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left="0cm" fo:margin-right="0cm" fo:margin-top="0.099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099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099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099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099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gr70" style:family="graphic" style:parent-style-name="standard">
      <style:graphic-properties draw:stroke="none" svg:stroke-width="0cm" draw:fill="solid" draw:fill-color="#f2c02c" draw:textarea-vertical-align="top" draw:auto-grow-height="false" fo:min-height="0.91cm" fo:min-width="11.028cm" fo:padding-top="0.125cm" fo:padding-bottom="0.125cm" fo:padding-left="0.25cm" fo:padding-right="0.25cm" fo:wrap-option="wrap"/>
    </style:style>
    <style:style style:name="Mgr71" style:family="graphic" style:parent-style-name="standard">
      <style:graphic-properties draw:stroke="none" svg:stroke-width="0cm" draw:fill="solid" draw:fill-color="#f2c02c" draw:textarea-vertical-align="top" draw:auto-grow-height="false" fo:min-height="9.879cm" fo:min-width="23.098cm" fo:padding-top="0.125cm" fo:padding-bottom="0.125cm" fo:padding-left="0.25cm" fo:padding-right="0.25cm" fo:wrap-option="wrap"/>
    </style:style>
    <style:style style:name="Mgr72" style:family="graphic" style:parent-style-name="standard">
      <style:graphic-properties draw:stroke="solid" svg:stroke-width="0.08cm" svg:stroke-color="#ffffff" draw:stroke-linejoin="miter" draw:fill="none" draw:textarea-vertical-align="top" draw:auto-grow-height="false" fo:min-height="0.944cm" fo:min-width="0.492cm" fo:padding-top="0.125cm" fo:padding-bottom="0.125cm" fo:padding-left="0.25cm" fo:padding-right="0.25cm" fo:wrap-option="wrap"/>
    </style:style>
    <style:style style:name="Mgr73" style:family="graphic" style:parent-style-name="standard">
      <style:graphic-properties draw:stroke="solid" svg:stroke-width="0.08cm" svg:stroke-color="#ffffff" draw:stroke-linejoin="round" draw:fill="none" draw:textarea-vertical-align="top" draw:auto-grow-height="false" fo:min-height="0cm" fo:min-width="0cm" fo:padding-top="0.125cm" fo:padding-bottom="0.125cm" fo:padding-left="0.25cm" fo:padding-right="0.25cm" fo:wrap-option="wrap"/>
    </style:style>
    <style:style style:name="Mgr74" style:family="graphic" style:parent-style-name="standard">
      <style:graphic-properties draw:stroke="solid" svg:stroke-width="0.08cm" svg:stroke-color="#ffffff" draw:stroke-linejoin="round" draw:fill="none" draw:textarea-vertical-align="top" draw:auto-grow-height="false" fo:min-height="0.615cm" fo:min-width="0cm" fo:padding-top="0.125cm" fo:padding-bottom="0.125cm" fo:padding-left="0.25cm" fo:padding-right="0.25cm" fo:wrap-option="wrap"/>
    </style:style>
    <style:style style:name="Mgr75" style:family="graphic" style:parent-style-name="standard">
      <style:graphic-properties draw:stroke="solid" svg:stroke-width="0.08cm" svg:stroke-color="#000000" draw:stroke-linejoin="miter" draw:fill="none" draw:textarea-vertical-align="top" draw:auto-grow-height="false" fo:min-height="0.945cm" fo:min-width="0.493cm" fo:padding-top="0.125cm" fo:padding-bottom="0.125cm" fo:padding-left="0.25cm" fo:padding-right="0.25cm" fo:wrap-option="wrap"/>
    </style:style>
    <style:style style:name="Mgr76" style:family="graphic" style:parent-style-name="standard">
      <style:graphic-properties draw:stroke="solid" svg:stroke-width="0.08cm" svg:stroke-color="#000000" draw:stroke-linejoin="round" draw:fill="none" draw:textarea-vertical-align="top" draw:auto-grow-height="false" fo:min-height="0cm" fo:min-width="0cm" fo:padding-top="0.125cm" fo:padding-bottom="0.125cm" fo:padding-left="0.25cm" fo:padding-right="0.25cm" fo:wrap-option="wrap"/>
    </style:style>
    <style:style style:name="Mgr77" style:family="graphic" style:parent-style-name="standard">
      <style:graphic-properties draw:stroke="solid" svg:stroke-width="0.08cm" svg:stroke-color="#000000" draw:stroke-linejoin="round" draw:fill="none" draw:textarea-vertical-align="top" draw:auto-grow-height="false" fo:min-height="0.616cm" fo:min-width="0cm" fo:padding-top="0.125cm" fo:padding-bottom="0.125cm" fo:padding-left="0.25cm" fo:padding-right="0.25cm" fo:wrap-option="wrap"/>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efault_20_3-backgroundobjects">
      <style:graphic-properties draw:stroke="none" draw:fill="none" draw:fill-color="#ffffff" draw:auto-grow-height="false" fo:min-height="1.397cm"/>
      <style:paragraph-properties style:writing-mode="lr-tb"/>
    </style:style>
    <style:style style:name="Mpr29" style:family="presentation" style:parent-style-name="Default_20_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P28" style:family="paragraph">
      <loext:graphic-properties draw:fill="solid" draw:fill-color="#f2c02c"/>
      <style:paragraph-properties fo:text-align="start"/>
      <style:text-properties fo:font-size="18pt"/>
    </style:style>
    <style:style style:name="MP29"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Google Shape;356;p53" draw:style-name="Mgr70" draw:text-style-name="MP28" draw:layer="backgroundobjects" svg:width="11.527cm" svg:height="1.159cm" svg:x="0cm" svg:y="0.497cm">
        <text:p/>
        <draw:enhanced-geometry draw:mirror-horizontal="false" draw:mirror-vertical="false" svg:viewBox="0 0 0 0" drawooo:sub-view-size="11529 1160" draw:text-areas="0 0 ?f0 ?f1" draw:type="ooxml-non-primitive" draw:enhanced-path="M 0 0 L 11528 0 11528 1159 0 1159 0 0 N">
          <draw:equation draw:name="f0" draw:formula="logwidth"/>
          <draw:equation draw:name="f1" draw:formula="logheight"/>
        </draw:enhanced-geometry>
      </draw:custom-shape>
      <draw:custom-shape draw:name="Google Shape;357;p53" draw:style-name="Mgr71" draw:text-style-name="MP28" draw:layer="backgroundobjects" svg:width="23.597cm" svg:height="10.128cm" svg:x="2.188cm" svg:y="4.154cm">
        <text:p/>
        <draw:enhanced-geometry draw:mirror-horizontal="false" draw:mirror-vertical="false" svg:viewBox="0 0 0 0" drawooo:sub-view-size="23600 10130" draw:text-areas="0 0 ?f0 ?f1" draw:type="ooxml-non-primitive" draw:enhanced-path="M 0 0 L 23599 0 23599 10129 0 10129 0 0 N">
          <draw:equation draw:name="f0" draw:formula="logwidth"/>
          <draw:equation draw:name="f1" draw:formula="logheight"/>
        </draw:enhanced-geometry>
      </draw:custom-shape>
      <draw:custom-shape draw:name="Google Shape;363;p53" draw:style-name="Mgr72" draw:text-style-name="MP29" draw:layer="backgroundobjects" svg:width="0.991cm" svg:height="1.193cm" svg:x="0.626cm" svg:y="0.659cm">
        <text:p/>
        <draw:enhanced-geometry draw:mirror-horizontal="false" draw:mirror-vertical="false" svg:viewBox="0 0 0 0" drawooo:sub-view-size="992 1194" draw:text-areas="0 0 ?f0 ?f1" draw:type="ooxml-non-primitive" draw:enhanced-path="M 496 0 L 496 0 496 0 462 1 430 4 398 9 367 16 337 25 307 36 278 50 248 66 219 84 193 103 168 123 144 144 123 168 103 193 84 219 66 248 50 278 36 307 25 337 16 367 9 398 4 429 1 461 0 495 0 495 0 495 1 529 4 561 9 593 16 624 25 654 37 684 50 713 66 743 84 772 103 798 123 823 144 846 168 867 193 887 219 906 248 924 269 935 289 945 310 954 332 963 332 963 332 1135 332 1141 333 1147 335 1152 337 1157 339 1163 342 1167 345 1172 349 1176 353 1180 358 1183 362 1186 367 1188 373 1190 378 1192 384 1193 390 1193 601 1193 607 1193 613 1192 618 1190 624 1188 629 1186 633 1183 638 1180 642 1176 646 1172 649 1167 652 1163 654 1157 656 1152 658 1147 659 1141 659 1135 659 963 659 963 659 963 681 954 702 945 722 935 743 924 772 906 798 887 823 867 847 846 868 823 888 798 907 772 925 743 941 713 954 684 966 654 975 624 982 593 987 561 990 529 991 495 991 495 991 495 990 461 987 429 982 398 975 367 966 337 954 307 941 278 925 248 907 219 888 193 868 168 847 144 823 123 798 103 772 84 743 66 713 50 684 36 654 25 624 16 593 9 562 4 529 1 496 0 N">
          <draw:equation draw:name="f0" draw:formula="logwidth"/>
          <draw:equation draw:name="f1" draw:formula="logheight"/>
        </draw:enhanced-geometry>
      </draw:custom-shape>
      <draw:custom-shape draw:name="Google Shape;364;p53" draw:style-name="Mgr73" draw:text-style-name="MP29" draw:layer="backgroundobjects" svg:width="0.465cm" svg:height="0.117cm" svg:x="0.889cm" svg:y="1.852cm">
        <text:p/>
        <draw:enhanced-geometry draw:mirror-horizontal="false" draw:mirror-vertical="false" svg:viewBox="0 0 0 0" drawooo:sub-view-size="466 118" draw:text-areas="0 0 ?f0 ?f1" draw:type="ooxml-non-primitive" draw:enhanced-path="M 233 117 L 407 117 413 117 419 116 424 114 430 112 435 110 439 107 444 103 448 100 452 95 455 91 458 86 460 81 462 76 464 70 465 64 465 58 465 52 464 46 462 41 460 35 458 30 455 25 452 21 448 17 444 13 439 10 435 7 430 4 424 3 419 1 413 0 407 0 58 0 52 0 46 1 41 3 35 4 30 7 26 10 21 13 17 17 13 21 10 25 7 30 5 35 3 41 1 46 0 52 0 58 0 64 1 70 3 76 5 81 7 86 10 91 13 95 17 100 21 103 26 107 30 110 35 112 41 114 46 116 52 117 58 117 233 117 N">
          <draw:equation draw:name="f0" draw:formula="logwidth"/>
          <draw:equation draw:name="f1" draw:formula="logheight"/>
        </draw:enhanced-geometry>
      </draw:custom-shape>
      <draw:custom-shape draw:name="Google Shape;365;p53" draw:style-name="Mgr73" draw:text-style-name="MP29" draw:layer="backgroundobjects" svg:width="0.375cm" svg:height="0.116cm" svg:x="0.934cm" svg:y="1.967cm">
        <text:p/>
        <draw:enhanced-geometry draw:mirror-horizontal="false" draw:mirror-vertical="false" svg:viewBox="0 0 0 0" drawooo:sub-view-size="376 117" draw:text-areas="0 0 ?f0 ?f1" draw:type="ooxml-non-primitive" draw:enhanced-path="M 188 116 L 317 116 323 116 329 115 334 113 340 111 345 109 349 106 354 103 358 99 362 95 365 90 368 86 370 81 372 75 374 70 375 64 375 58 375 58 375 52 374 46 372 41 370 35 368 30 365 26 362 21 358 17 354 13 349 10 345 7 340 5 334 3 329 1 323 0 317 0 58 0 52 0 46 1 41 3 35 5 30 7 26 10 21 13 17 17 13 21 10 26 7 30 5 35 3 41 1 46 0 52 0 58 0 58 0 64 1 70 3 75 5 81 7 86 10 90 13 95 17 99 21 103 26 106 30 109 35 111 41 113 46 115 52 116 58 116 188 116 N">
          <draw:equation draw:name="f0" draw:formula="logwidth"/>
          <draw:equation draw:name="f1" draw:formula="logheight"/>
        </draw:enhanced-geometry>
      </draw:custom-shape>
      <draw:custom-shape draw:name="Google Shape;366;p53" draw:style-name="Mgr74" draw:text-style-name="MP29" draw:layer="backgroundobjects" svg:width="0.454cm" svg:height="0.864cm" svg:x="0.897cm" svg:y="0.988cm">
        <text:p/>
        <draw:enhanced-geometry draw:mirror-horizontal="false" draw:mirror-vertical="false" svg:viewBox="0 0 0 0" drawooo:sub-view-size="455 865" draw:text-areas="0 0 ?f0 ?f1" draw:type="ooxml-non-primitive" draw:enhanced-path="M 165 864 L 173 457 174 443 177 431 182 419 188 408 195 397 203 387 223 368 245 351 270 334 324 302 375 270 399 252 419 232 428 222 435 211 442 200 447 188 451 175 453 161 454 147 453 132 450 119 447 109 442 99 435 92 428 85 420 79 410 75 400 72 390 70 379 69 355 70 331 74 307 82 284 91 262 103 244 116 235 123 228 130 223 138 218 145 214 153 213 161 212 168 214 175 217 183 222 190 226 194 231 198 235 200 240 202 244 203 248 202 253 201 256 199 260 197 264 193 267 190 270 185 276 174 280 162 283 148 284 134 284 119 281 103 277 89 270 74 266 68 261 61 256 55 250 50 242 44 231 37 218 30 203 23 187 16 169 10 151 5 132 2 113 0 94 1 76 4 67 6 59 10 50 14 42 19 35 25 28 32 21 40 15 49 10 59 5 71 1 82 0 94 1 105 3 117 7 129 12 141 27 165 46 189 69 213 122 261 177 309 227 355 248 378 264 400 270 411 275 422 278 432 280 443 281 483 281 540 278 682 273 864 165 864 N">
          <draw:equation draw:name="f0" draw:formula="logwidth"/>
          <draw:equation draw:name="f1" draw:formula="logheight"/>
        </draw:enhanced-geometry>
      </draw:custom-shape>
      <draw:custom-shape draw:name="Google Shape;367;p53" draw:style-name="Mgr73" draw:text-style-name="MP29" draw:layer="backgroundobjects" svg:width="0.001cm" svg:height="0.169cm" svg:x="1.122cm" svg:y="0.22cm">
        <text:p/>
        <draw:enhanced-geometry draw:mirror-horizontal="false" draw:mirror-vertical="false" svg:viewBox="0 0 21600 21600" draw:type="mso-spt32" draw:enhanced-path="M 0 0 L 21600 21600 N"/>
      </draw:custom-shape>
      <draw:custom-shape draw:name="Google Shape;368;p53" draw:style-name="Mgr73" draw:text-style-name="MP29" draw:layer="backgroundobjects" svg:width="0.119cm" svg:height="0.12cm" svg:x="1.697cm" svg:y="0.466cm">
        <text:p/>
        <draw:enhanced-geometry draw:mirror-horizontal="true" draw:mirror-vertical="false" svg:viewBox="0 0 21600 21600" draw:type="mso-spt32" draw:enhanced-path="M 0 0 L 21600 21600 N"/>
      </draw:custom-shape>
      <draw:custom-shape draw:name="Google Shape;369;p53" draw:style-name="Mgr73" draw:text-style-name="MP29" draw:layer="backgroundobjects" svg:width="0.169cm" svg:height="0.001cm" draw:transform="rotate (-3.14159265358979) translate (2.015cm 1.125cm)">
        <text:p/>
        <draw:enhanced-geometry draw:mirror-horizontal="false" draw:mirror-vertical="false" svg:viewBox="0 0 21600 21600" draw:type="mso-spt32" draw:enhanced-path="M 0 0 L 21600 21600 N"/>
      </draw:custom-shape>
      <draw:custom-shape draw:name="Google Shape;370;p53" draw:style-name="Mgr73" draw:text-style-name="MP29" draw:layer="backgroundobjects" svg:width="0.12cm" svg:height="0.12cm" svg:x="0.414cm" svg:y="0.466cm">
        <text:p/>
        <draw:enhanced-geometry draw:mirror-horizontal="false" draw:mirror-vertical="false" svg:viewBox="0 0 21600 21600" draw:type="mso-spt32" draw:enhanced-path="M 0 0 L 21600 21600 N"/>
      </draw:custom-shape>
      <draw:custom-shape draw:name="Google Shape;371;p53" draw:style-name="Mgr73" draw:text-style-name="MP29" draw:layer="backgroundobjects" svg:width="0.169cm" svg:height="0.001cm" svg:x="0.228cm" svg:y="1.125cm">
        <text:p/>
        <draw:enhanced-geometry draw:mirror-horizontal="false" draw:mirror-vertical="false" svg:viewBox="0 0 21600 21600" draw:type="mso-spt32" draw:enhanced-path="M 0 0 L 21600 21600 N"/>
      </draw:custom-shape>
      <draw:custom-shape draw:name="Google Shape;372;p53" draw:style-name="Mgr75" draw:text-style-name="MP29" draw:layer="backgroundobjects" svg:width="0.992cm" svg:height="1.194cm" svg:x="0.589cm" svg:y="0.602cm">
        <text:p/>
        <draw:enhanced-geometry draw:mirror-horizontal="false" draw:mirror-vertical="false" svg:viewBox="0 0 0 0" drawooo:sub-view-size="993 1195" draw:text-areas="0 0 ?f0 ?f1" draw:type="ooxml-non-primitive" draw:enhanced-path="M 496 0 L 496 0 496 0 462 1 430 4 398 9 367 16 337 25 307 36 278 50 248 66 219 84 193 103 168 123 145 144 123 168 103 193 85 219 67 248 51 278 37 307 26 337 16 367 9 398 4 430 1 462 0 496 0 496 0 496 1 529 4 562 10 593 17 624 26 654 37 684 51 713 67 743 85 771 103 798 123 823 145 846 168 868 193 888 219 906 248 924 269 936 290 946 310 955 332 963 332 963 332 1135 332 1141 333 1147 335 1153 337 1158 339 1163 342 1168 345 1173 349 1177 353 1181 358 1184 363 1187 368 1189 373 1191 379 1193 385 1194 391 1194 602 1194 608 1194 614 1193 619 1191 625 1189 630 1187 634 1184 639 1181 643 1177 647 1173 650 1168 653 1163 655 1158 657 1153 659 1147 660 1141 660 1135 660 963 660 963 660 963 682 955 703 945 723 935 744 924 772 906 799 888 824 867 847 846 869 823 889 798 907 771 925 743 941 713 955 684 966 654 976 624 983 593 988 562 991 529 992 496 992 496 992 496 991 462 988 430 983 398 976 367 966 337 955 307 941 278 925 248 907 219 889 193 869 168 847 144 824 123 799 103 773 84 744 66 714 50 685 36 655 25 624 16 594 9 562 4 530 1 496 0 N">
          <draw:equation draw:name="f0" draw:formula="logwidth"/>
          <draw:equation draw:name="f1" draw:formula="logheight"/>
        </draw:enhanced-geometry>
      </draw:custom-shape>
      <draw:custom-shape draw:name="Google Shape;373;p53" draw:style-name="Mgr76" draw:text-style-name="MP29" draw:layer="backgroundobjects" svg:width="0.466cm" svg:height="0.116cm" svg:x="0.852cm" svg:y="1.796cm">
        <text:p/>
        <draw:enhanced-geometry draw:mirror-horizontal="false" draw:mirror-vertical="false" svg:viewBox="0 0 0 0" drawooo:sub-view-size="467 117" draw:text-areas="0 0 ?f0 ?f1" draw:type="ooxml-non-primitive" draw:enhanced-path="M 233 116 L 408 116 414 116 420 115 425 113 431 111 436 109 440 106 445 103 449 99 453 95 456 90 459 86 461 81 463 75 465 70 466 64 466 58 466 52 465 46 463 41 461 35 459 30 456 26 453 21 449 17 445 13 440 10 436 7 431 5 425 3 420 1 414 0 408 0 59 0 53 0 47 1 41 3 36 5 31 7 26 10 21 13 17 17 13 21 10 26 7 30 5 35 3 41 1 46 0 52 0 58 0 64 1 70 3 75 5 81 7 86 10 90 13 95 17 99 21 103 26 106 31 109 36 111 41 113 47 115 53 116 59 116 233 116 N">
          <draw:equation draw:name="f0" draw:formula="logwidth"/>
          <draw:equation draw:name="f1" draw:formula="logheight"/>
        </draw:enhanced-geometry>
      </draw:custom-shape>
      <draw:custom-shape draw:name="Google Shape;374;p53" draw:style-name="Mgr76" draw:text-style-name="MP29" draw:layer="backgroundobjects" svg:width="0.376cm" svg:height="0.117cm" svg:x="0.897cm" svg:y="1.91cm">
        <text:p/>
        <draw:enhanced-geometry draw:mirror-horizontal="false" draw:mirror-vertical="false" svg:viewBox="0 0 0 0" drawooo:sub-view-size="377 118" draw:text-areas="0 0 ?f0 ?f1" draw:type="ooxml-non-primitive" draw:enhanced-path="M 188 117 L 318 117 324 117 330 116 335 114 341 112 346 110 350 107 355 104 359 100 363 96 366 91 369 87 371 82 373 76 375 71 376 65 376 59 376 59 376 53 375 47 373 41 371 36 369 31 366 26 363 21 359 17 355 13 350 10 346 7 341 5 335 3 330 1 324 0 318 0 59 0 53 0 47 1 41 3 36 5 31 7 26 10 21 13 17 17 13 21 10 26 7 31 5 36 3 41 1 47 0 53 0 59 0 59 0 65 1 71 3 76 5 82 7 87 10 91 13 96 17 100 21 104 26 107 31 110 36 112 41 114 47 116 53 117 59 117 188 117 N">
          <draw:equation draw:name="f0" draw:formula="logwidth"/>
          <draw:equation draw:name="f1" draw:formula="logheight"/>
        </draw:enhanced-geometry>
      </draw:custom-shape>
      <draw:custom-shape draw:name="Google Shape;375;p53" draw:style-name="Mgr77" draw:text-style-name="MP29" draw:layer="backgroundobjects" svg:width="0.455cm" svg:height="0.865cm" svg:x="0.86cm" svg:y="0.931cm">
        <text:p/>
        <draw:enhanced-geometry draw:mirror-horizontal="false" draw:mirror-vertical="false" svg:viewBox="0 0 0 0" drawooo:sub-view-size="456 866" draw:text-areas="0 0 ?f0 ?f1" draw:type="ooxml-non-primitive" draw:enhanced-path="M 165 865 L 173 457 174 443 178 431 182 419 188 408 195 397 204 387 223 368 246 351 271 334 324 302 376 270 400 252 420 232 429 222 436 211 443 200 448 188 452 175 454 161 455 147 454 132 451 119 448 109 443 99 436 91 429 85 421 79 411 75 401 72 391 70 380 69 356 70 332 74 308 81 285 91 263 103 245 116 236 123 229 130 224 138 219 145 215 153 214 160 213 168 215 175 218 183 223 190 227 194 232 198 236 200 241 202 245 203 249 202 254 201 257 199 261 197 265 194 268 190 271 185 277 175 281 162 284 149 285 134 285 119 282 104 278 89 271 75 267 69 262 62 257 56 251 51 242 44 232 38 219 30 204 23 187 16 170 10 151 5 133 2 114 0 95 1 76 4 68 6 59 10 51 14 43 19 35 25 28 32 21 40 15 49 10 59 5 71 1 82 0 94 1 105 3 117 7 129 12 141 27 165 46 189 69 213 122 261 177 309 228 355 248 378 265 400 271 411 276 422 279 432 281 443 282 482 282 541 279 682 274 865 165 865 N">
          <draw:equation draw:name="f0" draw:formula="logwidth"/>
          <draw:equation draw:name="f1" draw:formula="logheight"/>
        </draw:enhanced-geometry>
      </draw:custom-shape>
      <draw:custom-shape draw:name="Google Shape;376;p53" draw:style-name="Mgr76" draw:text-style-name="MP29" draw:layer="backgroundobjects" svg:width="0.001cm" svg:height="0.17cm" svg:x="1.085cm" svg:y="0.163cm">
        <text:p/>
        <draw:enhanced-geometry draw:mirror-horizontal="false" draw:mirror-vertical="false" svg:viewBox="0 0 21600 21600" draw:type="mso-spt32" draw:enhanced-path="M 0 0 L 21600 21600 N"/>
      </draw:custom-shape>
      <draw:custom-shape draw:name="Google Shape;377;p53" draw:style-name="Mgr76" draw:text-style-name="MP29" draw:layer="backgroundobjects" svg:width="0.119cm" svg:height="0.119cm" svg:x="1.66cm" svg:y="0.41cm">
        <text:p/>
        <draw:enhanced-geometry draw:mirror-horizontal="true" draw:mirror-vertical="false" svg:viewBox="0 0 21600 21600" draw:type="mso-spt32" draw:enhanced-path="M 0 0 L 21600 21600 N"/>
      </draw:custom-shape>
      <draw:custom-shape draw:name="Google Shape;378;p53" draw:style-name="Mgr76" draw:text-style-name="MP29" draw:layer="backgroundobjects" svg:width="0.17cm" svg:height="0.001cm" draw:transform="rotate (-3.14159265358979) translate (1.979cm 1.068cm)">
        <text:p/>
        <draw:enhanced-geometry draw:mirror-horizontal="false" draw:mirror-vertical="false" svg:viewBox="0 0 21600 21600" draw:type="mso-spt32" draw:enhanced-path="M 0 0 L 21600 21600 N"/>
      </draw:custom-shape>
      <draw:custom-shape draw:name="Google Shape;379;p53" draw:style-name="Mgr76" draw:text-style-name="MP29" draw:layer="backgroundobjects" svg:width="0.119cm" svg:height="0.119cm" svg:x="0.378cm" svg:y="0.41cm">
        <text:p/>
        <draw:enhanced-geometry draw:mirror-horizontal="false" draw:mirror-vertical="false" svg:viewBox="0 0 21600 21600" draw:type="mso-spt32" draw:enhanced-path="M 0 0 L 21600 21600 N"/>
      </draw:custom-shape>
      <draw:custom-shape draw:name="Google Shape;380;p53" draw:style-name="Mgr76" draw:text-style-name="MP29" draw:layer="backgroundobjects" svg:width="0.169cm" svg:height="0.001cm" svg:x="0.192cm" svg:y="1.068cm">
        <text:p/>
        <draw:enhanced-geometry draw:mirror-horizontal="false" draw:mirror-vertical="false" svg:viewBox="0 0 21600 21600" draw:type="mso-spt32" draw:enhanced-path="M 0 0 L 21600 21600 N"/>
      </draw:custom-shape>
      <draw:frame draw:name="Google Shape;382;p54" presentation:style-name="Default_20_3-title" draw:layer="backgroundobjects" svg:width="25.196cm" svg:height="2.628cm" svg:x="1.399cm" svg:y="0.627cm" presentation:class="title" presentation:placeholder="true" presentation:user-transformed="true">
        <draw:text-box/>
      </draw:frame>
      <draw:frame draw:name="Google Shape;383;p54" presentation:style-name="Default_20_3-outline1" draw:layer="backgroundobjects" svg:width="15.097cm" svg:height="9.132cm" svg:x="11.499cm" svg:y="3.684cm" presentation:class="outline" presentation:placeholder="true" presentation:user-transformed="true">
        <draw:text-box/>
      </draw:frame>
      <presentation:notes style:page-layout-name="PM0">
        <draw:page-thumbnail presentation:style-name="Default_20_3-title" draw:layer="backgroundobjects" svg:width="18.623cm" svg:height="10.476cm" svg:x="1.483cm" svg:y="2.123cm" presentation:class="page"/>
        <draw:frame presentation:style-name="Default_20_3-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1-01T20:21:19.221739734</meta:creation-date>
    <meta:editing-duration>PT2H55M9S</meta:editing-duration>
    <meta:editing-cycles>35</meta:editing-cycles>
    <dc:date>2024-01-07T19:07:42.906286007</dc:date>
    <meta:document-statistic meta:object-count="469"/>
  </office:meta>
</office:document-meta>
</file>